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color="#0000ff" style:font-name="Times New Roman1" fo:font-size="18pt" fo:language="ru" fo:country="RU" style:font-name-asian="Times New Roman1" style:font-size-asian="12pt" style:font-name-complex="Times New Roman1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../odt/images/3033.png" xlink:type="simple" xlink:show="embed" xlink:actuate="onLoad"/></draw:frame></text:p>
          </table:table-cell>
          <table:table-cell table:style-name="Table1.B1" office:value-type="string">
            <text:p text:style-name="P3">Импульс по фронту или срезу</text:p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2cm" svg:height="1.51cm" draw:z-index="0"><draw:image xlink:href="../../odt/images/303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Блок ф</text:span>ормирует импульс величиной 1, длительностью в <text:span text:style-name="T10">один</text:span> шаг интегрирования, при каждом изменении входной величины от нуля до единицы или от единицы до нуля:</text:p>
            <text:p text:style-name="P4"><text:span text:style-name="T2"><draw:frame draw:style-name="fr3" draw:name="Объект1" text:anchor-type="as-char" svg:width="8.096cm" svg:height="1.25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</text:span></text:p>
            <text:p text:style-name="Text_20_body"><text:span text:style-name="T3">где </text:span><text:span text:style-name="T3"><draw:frame draw:style-name="fr3" draw:name="Объект2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 – выходной сигнал блока, <text:s/></text:span><text:span text:style-name="T3"><draw:frame draw:style-name="fr3" draw:name="Объект3" text:anchor-type="as-char" svg:width="3.395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входной сигнал в текущий момент времени и на предыдущем временном шаге интегрирования.</text:span></text:p>
            <text:p text:style-name="Text_20_body"><text:span text:style-name="T1">Свойства</text:span>:<text:span text:style-name="T11"> </text:span><text:span text:style-name="T5">для работы блока свойства задавать не требуется.</text:span></text:p>
            <text:p text:style-name="Text_20_body"><text:span text:style-name="T7">Примечание</text:span><text:span text:style-name="T5">: если на вход блока подается не </text:span><text:span text:style-name="T6">логический</text:span><text:span text:style-name="T5">, а </text:span><text:span text:style-name="T6">действительный</text:span><text:span text:style-name="T5"> сигнал, то он считается </text:span><text:span text:style-name="T6">единичным</text:span><text:span text:style-name="T5"> при </text:span><text:span text:style-name="T5"><draw:frame draw:style-name="fr3" draw:name="Объект4" text:anchor-type="as-char" svg:width="2.073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и </text:span><text:span text:style-name="T6">нулевым</text:span><text:span text:style-name="T5"> при </text:span><text:span text:style-name="T5"><draw:frame draw:style-name="fr3" draw:name="Объект5" text:anchor-type="as-char" svg:width="2.073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: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фронту или срезу</dc:title>
    <dc:date>2012-03-30T16:27:00.71</dc:date>
    <meta:generator>OpenOffice_Beta/4.1.0$Win32 OpenOffice.org_project/410m14$Build-9760</meta:generator>
    <meta:editing-duration>PT2H12M35S</meta:editing-duration>
    <meta:editing-cycles>114</meta:editing-cycles>
    <meta:document-statistic meta:table-count="1" meta:image-count="2" meta:object-count="5" meta:page-count="1" meta:paragraph-count="11" meta:word-count="85" meta:character-count="535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u(t) = neg u(t- %DELTA t); #
alignl 0, ~ во всех остальных случаях;  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